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1.907cm" style:rel-column-width="1081*"/>
    </style:style>
    <style:style style:name="Tabla1.B" style:family="table-column">
      <style:table-column-properties style:column-width="4.083cm" style:rel-column-width="2315*"/>
    </style:style>
    <style:style style:name="Tabla1.C" style:family="table-column">
      <style:table-column-properties style:column-width="7.504cm" style:rel-column-width="4254*"/>
    </style:style>
    <style:style style:name="Tabla1.D" style:family="table-column">
      <style:table-column-properties style:column-width="2.91cm" style:rel-column-width="1650*"/>
    </style:style>
    <style:style style:name="Tabla1.E" style:family="table-column">
      <style:table-column-properties style:column-width="9.296cm" style:rel-column-width="5270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E1" style:family="table-cell">
      <style:table-cell-properties fo:padding="0.097cm" fo:border="0.5pt solid #000000" style:writing-mode="page"/>
    </style:style>
    <style:style style:name="Tabla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1.E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weight="bold" officeooo:rsid="00191a9a" officeooo:paragraph-rsid="00191a9a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able_20_Contents">
      <style:text-properties officeooo:rsid="001956e3" officeooo:paragraph-rsid="001956e3"/>
    </style:style>
    <style:style style:name="P5" style:family="paragraph" style:parent-style-name="Table_20_Contents">
      <style:text-properties officeooo:rsid="001b24ae" officeooo:paragraph-rsid="001b24ae"/>
    </style:style>
    <style:style style:name="T1" style:family="text">
      <style:text-properties fo:color="#e11e46" loext:opacity="100%" style:font-name="Consolas" fo:font-size="10pt" style:font-size-asian="10pt"/>
    </style:style>
    <style:style style:name="T2" style:family="text">
      <style:text-properties fo:color="#80f2f6" loext:opacity="100%" style:font-name="Consolas" fo:font-size="10pt" style:font-size-asian="10pt"/>
    </style:style>
    <style:style style:name="T3" style:family="text">
      <style:text-properties fo:color="#d9e8f7" loext:opacity="100%" style:font-name="Consolas" fo:font-size="10pt" style:font-size-asian="10pt"/>
    </style:style>
    <style:style style:name="T4" style:family="text">
      <style:text-properties fo:color="#f2f200" loext:opacity="100%" style:font-name="Consolas" fo:font-size="10pt" style:font-size-asian="10pt"/>
    </style:style>
    <style:style style:name="T5" style:family="text">
      <style:text-properties fo:color="#e6e6fa" loext:opacity="100%" style:font-name="Consolas" fo:font-size="10pt" style:font-size-asian="10pt"/>
    </style:style>
    <style:style style:name="T6" style:family="text">
      <style:text-properties fo:color="#66e1f8" loext:opacity="100%" style:font-name="Consolas" fo:font-size="10pt" style:font-size-asian="10pt"/>
    </style:style>
    <style:style style:name="T7" style:family="text">
      <style:text-properties fo:color="#80f6a7" loext:opacity="100%" style:font-name="Consolas" fo:font-size="10pt" style:font-size-asian="10pt"/>
    </style:style>
    <style:style style:name="T8" style:family="text">
      <style:text-properties fo:color="#f9faf4" loext:opacity="100%" style:font-name="Consolas" fo:font-size="10pt" style:font-size-asian="10pt"/>
    </style:style>
    <style:style style:name="T9" style:family="text">
      <style:text-properties fo:color="#17c6a3" loext:opacity="100%" style:font-name="Consolas" fo:font-size="10pt" style:font-size-asian="10pt"/>
    </style:style>
    <style:style style:name="T10" style:family="text">
      <style:text-properties fo:color="#f3ec79" loext:opacity="100%" style:font-name="Consolas" fo:font-size="10pt" style:font-size-asian="10pt"/>
    </style:style>
    <style:style style:name="T11" style:family="text">
      <style:text-properties fo:color="#6897bb" loext:opacity="100%" style:font-name="Consolas" fo:font-size="10pt" style:font-size-asian="10pt"/>
    </style:style>
    <style:style style:name="T12" style:family="text">
      <style:text-properties fo:color="#cc6c1d" loext:opacity="100%" style:font-name="Consolas" fo:font-size="10pt" style:font-size-asian="10pt"/>
    </style:style>
    <style:style style:name="T13" style:family="text">
      <style:text-properties style:font-name="Consolas" fo:font-size="10pt" style:font-size-asian="10pt"/>
    </style:style>
    <style:style style:name="T14" style:family="text">
      <style:text-properties style:font-name="Consolas" fo:font-size="10pt" style:font-size-asian="10pt"/>
    </style:style>
    <style:style style:name="T15" style:family="text">
      <style:text-properties style:font-name="Consolas" fo:font-size="10pt" style:font-size-asian="10pt"/>
    </style:style>
    <style:style style:name="T16" style:family="text">
      <style:text-properties style:font-name="Consolas" fo:font-size="10pt" style:font-size-asian="10pt"/>
    </style:style>
    <style:style style:name="T17" style:family="text">
      <style:text-properties style:font-name="Consolas" fo:font-size="10pt" style:font-size-asian="10pt"/>
    </style:style>
    <style:style style:name="T18" style:family="text">
      <style:text-properties style:font-name="Consolas" fo:font-size="10pt" style:font-size-asian="10pt"/>
    </style:style>
    <style:style style:name="T19" style:family="text">
      <style:text-properties style:font-name="Consolas" fo:font-size="10pt" style:font-size-asian="10pt"/>
    </style:style>
    <style:style style:name="T20" style:family="text">
      <style:text-properties style:font-name="Consolas" fo:font-size="10pt" style:font-size-asian="10pt"/>
    </style:style>
    <style:style style:name="T21" style:family="text">
      <style:text-properties style:font-name="Consolas" fo:font-size="10pt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style:font-name="Consolas" fo:font-size="10pt" style:font-size-asian="10pt"/>
    </style:style>
    <style:style style:name="T24" style:family="text">
      <style:text-properties style:font-name="Consolas" fo:font-size="10pt" officeooo:rsid="001b24ae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1">N.º error</text:p>
          </table:table-cell>
          <table:table-cell table:style-name="Tabla1.A1" office:value-type="string">
            <text:p text:style-name="P1">Fecha y hora error</text:p>
          </table:table-cell>
          <table:table-cell table:style-name="Tabla1.A1" office:value-type="string">
            <text:p text:style-name="P1">Descripción error</text:p>
          </table:table-cell>
          <table:table-cell table:style-name="Tabla1.A1" office:value-type="string">
            <text:p text:style-name="P1">Fecha y hora solución</text:p>
          </table:table-cell>
          <table:table-cell table:style-name="Tabla1.E1" office:value-type="string">
            <text:p text:style-name="P1">Descripción solución</text:p>
          </table:table-cell>
        </table:table-row>
        <table:table-row>
          <table:table-cell table:style-name="Tabla1.A2" office:value-type="string">
            <text:p text:style-name="Table_20_Contents"/>
            <text:p text:style-name="P4">1</text:p>
            <text:p text:style-name="Table_20_Contents"/>
            <text:p text:style-name="Table_20_Contents"/>
          </table:table-cell>
          <table:table-cell table:style-name="Tabla1.A2" office:value-type="string">
            <text:p text:style-name="P4">Se nos ha olvidado poner el .jar</text:p>
          </table:table-cell>
          <table:table-cell table:style-name="Tabla1.A2" office:value-type="string">
            <text:p text:style-name="Standard"><text:span text:style-name="T1">No suitable driver found for jdbc:mysql://127.0.0.1:3307/asignaturas</text:span></text:p>
          </table:table-cell>
          <table:table-cell table:style-name="Tabla1.A2" office:value-type="string">
            <text:p text:style-name="P4">16:28</text:p>
          </table:table-cell>
          <table:table-cell table:style-name="Tabla1.E2" office:value-type="string">
            <text:p text:style-name="P4">Hemos subido el .jar al classpath</text:p>
          </table:table-cell>
        </table:table-row>
        <table:table-row>
          <table:table-cell table:style-name="Tabla1.A2" office:value-type="string">
            <text:p text:style-name="P5">2</text:p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P5">Se nos ha olvidado la función executeUpdate()</text:p>
          </table:table-cell>
          <table:table-cell table:style-name="Tabla1.A2" office:value-type="string">
            <text:p text:style-name="P2"><text:span text:style-name="T13">PreparedStatement</text:span><text:span text:style-name="T13"> </text:span><text:span text:style-name="T13">ins_ps</text:span><text:span text:style-name="T13">=</text:span><text:span text:style-name="T13">con</text:span><text:span text:style-name="T13">.</text:span><text:span text:style-name="T13">prepareStatement</text:span><text:span text:style-name="T13">(</text:span><text:span text:style-name="T13">"UPDATE asignatura set nombre=?, set horas=? where codas=?"</text:span><text:span text:style-name="T13">)</text:span><text:span text:style-name="T13">;</text:span></text:p>
            <text:p text:style-name="P2"><text:span text:style-name="T13"><text:tab/><text:tab/><text:tab/><text:tab/><text:tab/></text:span><text:span text:style-name="T13">ins_ps</text:span><text:span text:style-name="T13">.</text:span><text:span text:style-name="T13">setString</text:span><text:span text:style-name="T13">(</text:span><text:span text:style-name="T13">1</text:span><text:span text:style-name="T13">,</text:span><text:span text:style-name="T13"> </text:span><text:span text:style-name="T13">nombre</text:span><text:span text:style-name="T13">)</text:span><text:span text:style-name="T13">;</text:span></text:p>
            <text:p text:style-name="P2"><text:span text:style-name="T13"><text:tab/><text:tab/><text:tab/><text:tab/><text:tab/></text:span><text:span text:style-name="T13">ins_ps</text:span><text:span text:style-name="T13">.</text:span><text:span text:style-name="T13">setInt</text:span><text:span text:style-name="T13">(</text:span><text:span text:style-name="T13">2</text:span><text:span text:style-name="T13">,</text:span><text:span text:style-name="T13"> </text:span><text:span text:style-name="T13">horas</text:span><text:span text:style-name="T13">)</text:span><text:span text:style-name="T13">;</text:span><text:span text:style-name="T13"><text:tab/></text:span></text:p>
            <text:p text:style-name="P2"><text:span text:style-name="T13"><text:tab/><text:tab/><text:tab/><text:tab/><text:tab/></text:span><text:span text:style-name="T13">ins_ps</text:span><text:span text:style-name="T13">.</text:span><text:span text:style-name="T13">setInt</text:span><text:span text:style-name="T13">(</text:span><text:span text:style-name="T13">3</text:span><text:span text:style-name="T13">,</text:span><text:span text:style-name="T13">codas</text:span><text:span text:style-name="T13">)</text:span><text:span text:style-name="T13">;</text:span><text:span text:style-name="T13"><text:tab/></text:span></text:p>
            <text:p text:style-name="P2"><text:span text:style-name="T13"><text:tab/><text:tab/><text:tab/><text:tab/><text:tab/></text:span></text:p>
          </table:table-cell>
          <table:table-cell table:style-name="Tabla1.A2" office:value-type="string">
            <text:p text:style-name="P5">17:18</text:p>
          </table:table-cell>
          <table:table-cell table:style-name="Tabla1.E2" office:value-type="string">
            <text:p text:style-name="P2"><text:span text:style-name="T13">PreparedStatement</text:span><text:span text:style-name="T13"> </text:span><text:span text:style-name="T13">ins_ps</text:span><text:span text:style-name="T13">=</text:span><text:span text:style-name="T13">con</text:span><text:span text:style-name="T13">.</text:span><text:span text:style-name="T13">prepareStatement</text:span><text:span text:style-name="T13">(</text:span><text:span text:style-name="T13">"UPDATE asignatura set nombre=?, set horas=? where codas=?"</text:span><text:span text:style-name="T13">)</text:span><text:span text:style-name="T13">;</text:span></text:p>
            <text:p text:style-name="P2"><text:span text:style-name="T13"><text:tab/><text:tab/><text:tab/><text:tab/><text:tab/></text:span><text:span text:style-name="T13">ins_ps</text:span><text:span text:style-name="T13">.</text:span><text:span text:style-name="T13">setString</text:span><text:span text:style-name="T13">(</text:span><text:span text:style-name="T13">1</text:span><text:span text:style-name="T13">,</text:span><text:span text:style-name="T13"> </text:span><text:span text:style-name="T13">nombre</text:span><text:span text:style-name="T13">)</text:span><text:span text:style-name="T13">;</text:span></text:p>
            <text:p text:style-name="P2"><text:span text:style-name="T13"><text:tab/><text:tab/><text:tab/><text:tab/><text:tab/></text:span><text:span text:style-name="T13">ins_ps</text:span><text:span text:style-name="T13">.</text:span><text:span text:style-name="T13">setInt</text:span><text:span text:style-name="T13">(</text:span><text:span text:style-name="T13">2</text:span><text:span text:style-name="T13">,</text:span><text:span text:style-name="T13"> </text:span><text:span text:style-name="T13">horas</text:span><text:span text:style-name="T13">)</text:span><text:span text:style-name="T13">;</text:span><text:span text:style-name="T13"><text:tab/></text:span></text:p>
            <text:p text:style-name="P2"><text:span text:style-name="T13"><text:tab/><text:tab/><text:tab/><text:tab/><text:tab/></text:span><text:span text:style-name="T13">ins_ps</text:span><text:span text:style-name="T13">.</text:span><text:span text:style-name="T13">setInt</text:span><text:span text:style-name="T13">(</text:span><text:span text:style-name="T13">3</text:span><text:span text:style-name="T13">,</text:span><text:span text:style-name="T13">codas</text:span><text:span text:style-name="T13">)</text:span><text:span text:style-name="T13">;</text:span><text:span text:style-name="T13"><text:tab/></text:span></text:p>
            <text:p text:style-name="P2"><text:span text:style-name="T13"><text:tab/><text:tab/><text:tab/><text:tab/><text:tab/></text:span></text:p>
            <text:p text:style-name="P3"><text:span text:style-name="T13">int</text:span><text:span text:style-name="T13"> </text:span><text:span text:style-name="T13">rowInserted</text:span><text:span text:style-name="T24">=</text:span><text:span text:style-name="T13">ins_ps</text:span><text:span text:style-name="T13">.</text:span><text:span text:style-name="T13">executeUpdate</text:span><text:span text:style-name="T13">()</text:span><text:span text:style-name="T13">;</text:span>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><text:soft-page-break/>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5:03:39.496000000</meta:creation-date>
    <dc:date>2024-04-09T17:20:08.953581056</dc:date>
    <meta:editing-duration>PT52M58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2" meta:paragraph-count="24" meta:word-count="74" meta:character-count="722" meta:non-whitespace-character-count="626"/>
  </office:meta>
</office:document-meta>
</file>